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Survival</text:p>
          </table:table-cell>
          <table:table-cell table:style-name="ce1"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49,6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050" calcext:value-type="float">
            <text:p>30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950" calcext:value-type="float">
            <text:p>1950</text:p>
          </table:table-cell>
          <table:table-cell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4:49:16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14:49:29.116000000</dc:date>
    <meta:editing-duration>PT6M9S</meta:editing-duration>
    <meta:editing-cycles>5</meta:editing-cycles>
    <meta:document-statistic meta:table-count="1" meta:cell-count="11" meta:object-count="0"/>
  </office:meta>
</office:document-meta>
</file>